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3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47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62cm"/>
    </style:style>
    <style:style style:name="gr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5.306cm" fo:min-width="0cm"/>
    </style:style>
    <style:style style:name="gr7" style:family="graphic" style:parent-style-name="code">
      <style:graphic-properties fo:min-height="3.76cm"/>
    </style:style>
    <style:style style:name="gr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447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5.498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code">
      <style:graphic-properties fo:min-height="1.148cm"/>
    </style:style>
    <style:style style:name="gr12" style:family="graphic" style:parent-style-name="code">
      <style:graphic-properties fo:min-height="12.2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pr1" style:family="presentation" style:parent-style-name="LushGreen1-title">
      <style:graphic-properties draw:auto-grow-height="true" fo:min-height="2.4cm"/>
    </style:style>
    <style:style style:name="pr2" style:family="presentation" style:parent-style-name="LushGreen1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fo:min-height="2.4cm"/>
    </style:style>
    <style:style style:name="pr4" style:family="presentation" style:parent-style-name="LushGreen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margin-left="1.27cm" fo:margin-right="0cm" fo:text-indent="0cm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4pt" fo:font-weight="bold" style:font-size-asian="32pt" style:font-weight-asian="bold" style:font-size-complex="32pt" style:font-weight-complex="bold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22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fo:font-weight="normal" style:font-size-asian="32pt" style:font-weight-asian="normal" style:font-size-complex="32pt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32pt" style:font-size-asian="44pt" style:font-size-complex="44pt"/>
    </style:style>
    <style:style style:name="T11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24pt" fo:text-shadow="none" style:text-underline-style="none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24pt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2" style:family="text">
      <style:text-properties fo:font-size="24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size="24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24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8pt" fo:font-style="normal" style:font-size-asian="40pt" style:font-style-asian="normal" style:font-size-complex="40pt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ize="22pt" fo:font-style="normal" style:font-size-asian="28pt" style:font-style-asian="normal" style:font-size-complex="28pt" style:font-style-complex="normal"/>
    </style:style>
    <style:style style:name="T31" style:family="text">
      <style:text-properties fo:font-size="22pt" style:font-size-asian="28pt" style:font-size-complex="28pt"/>
    </style:style>
    <style:style style:name="T32" style:family="text">
      <style:text-properties fo:font-size="20pt" style:font-size-asian="26pt" style:font-size-complex="26pt"/>
    </style:style>
    <style:style style:name="T33" style:family="text">
      <style:text-properties fo:font-size="32pt" fo:font-style="italic" style:font-size-asian="44pt" style:font-style-asian="italic" style:font-size-complex="44pt" style:font-style-complex="italic"/>
    </style:style>
    <style:style style:name="T34" style:family="text">
      <style:text-properties fo:font-size="32pt" fo:font-style="normal" style:font-size-asian="44pt" style:font-style-asian="normal" style:font-size-complex="44pt" style:font-style-complex="normal"/>
    </style:style>
    <style:style style:name="T3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5cm"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27cm"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27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is React Native?</text:p>
          </draw:text-box>
        </draw:frame>
        <draw:frame draw:style-name="gr1" draw:text-style-name="P1" draw:layer="layout" svg:width="25.4cm" svg:height="16.481cm" svg:x="1.27cm" svg:y="4.064cm">
          <draw:text-box>
            <text:p><text:span text:style-name="T1">React Native is a framework that allows you to write native apps using the familiar React ecosystem.</text:span></text:p>
            <text:p/>
            <text:p><text:span text:style-name="T1">Unlike running a web app in the devices browser or hybrid apps (e.g., Cordova), React Native apps are truly native, using native components and architecture. </text:span></text:p>
            <text:p/>
            <text:p><text:span text:style-name="T1">A React Native app uses a layer between it and the native OS so it is usually slightly slower than an app built in a native language (Java, Swift, etc.) but it is very close and has the advantage of being highly portable.</text:span></text:p>
            <text:p/>
            <text:p><text:span text:style-name="T1">React Native is still a young technology (2015) so it is still evolving and developing.</text:span></text:p>
            <text:p/>
            <text:p/>
            <text:p/>
            <text:p><text:span text:style-name="T1"><text:s/></text:span></text:p>
            <text:p/>
            <text:p><text:span text:style-name="T1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What You’ll Need</text:p>
          </draw:text-box>
        </draw:frame>
        <draw:frame draw:style-name="gr3" draw:text-style-name="P1" draw:layer="layout" svg:width="22.86cm" svg:height="17.297cm" svg:x="2.286cm" svg:y="3.556cm">
          <draw:text-box>
            <text:p><text:span text:style-name="T2">Environment:</text:span></text:p>
            <text:list text:style-name="L3">
              <text:list-header>
                <text:p/>
              </text:list-header>
            </text:list>
            <text:list text:style-name="L4">
              <text:list-item>
                <text:p><text:span text:style-name="T3">Node</text:span></text:p>
              </text:list-item>
              <text:list-item>
                <text:p><text:span text:style-name="T3">npm/yarn</text:span></text:p>
              </text:list-item>
            </text:list>
            <text:p/>
            <text:p><text:span text:style-name="T2">Interface:</text:span></text:p>
            <text:p/>
            <text:list text:style-name="L5">
              <text:list-item>
                <text:p><text:span text:style-name="T3">Python2</text:span></text:p>
              </text:list-item>
              <text:list-item>
                <text:p><text:span text:style-name="T3">JDK</text:span></text:p>
              </text:list-item>
              <text:list-item>
                <text:p><text:span text:style-name="T3">React Native CLI</text:span></text:p>
              </text:list-item>
              <text:list-item>
                <text:p text:style-name="P3"><text:span text:style-name="T3">Android SDK</text:span></text:p>
              </text:list-item>
              <text:list-item>
                <text:p><text:span text:style-name="T3">Watchman (recommended)</text:span></text:p>
              </text:list-item>
              <text:list-item>
                <text:p><text:span text:style-name="T3">Xcode (iOS only)</text:span></text:p>
              </text:list-item>
            </text:list>
            <text:p text:style-name="P3"/>
            <text:p text:style-name="P3"><text:span text:style-name="T2">Emulator/Device:</text:span></text:p>
            <text:p text:style-name="P3"><text:span text:style-name="T4"/></text:p>
            <text:list text:continue-numbering="true" text:style-name="L5">
              <text:list-item>
                <text:p text:style-name="P3"><text:span text:style-name="T5">Can be run on an emulator (e.g., Android Studio, Genymotion) or on an actual device (by USB or Wi-Fi)</text:span></text:p>
              </text:list-item>
            </text:list>
            <text:p text:style-name="P3"><text:span text:style-name="T6"/></text:p>
            <text:p text:style-name="P3"><text:span text:style-name="T2">Launching point:</text:span></text:p>
            <text:list text:continue-numbering="true" text:style-name="L5">
              <text:list-header>
                <text:p text:style-name="P3"><text:span text:style-name="T7"/></text:p>
              </text:list-header>
              <text:list-item>
                <text:p text:style-name="P3"><text:span text:style-name="T8">Expo</text:span></text:p>
              </text:list-item>
              <text:list-item>
                <text:p text:style-name="P3"><text:span text:style-name="T8">create-react-native-app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React Native <text:span text:style-name="T9">Is</text:span></text:p>
          </draw:text-box>
        </draw:frame>
        <draw:frame draw:style-name="gr4" draw:text-style-name="P1" draw:layer="layout" svg:width="18.288cm" svg:height="12.192cm" svg:x="5.08cm" svg:y="6.858cm">
          <draw:text-box>
            <text:p text:style-name="P5"><text:span text:style-name="T10">React Native </text:span><text:span text:style-name="T11">is</text:span><text:span text:style-name="T10"> JavaScript – 100%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React Native </text:span><text:span text:style-name="T11">is</text:span><text:span text:style-name="T10"> React – 100%</text:span></text:p>
            <text:p text:style-name="P5"><text:span text:style-name="T10"/></text:p>
            <text:p text:style-name="P5"><text:span text:style-name="T10"/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What React Native <text:span text:style-name="T9">Is Not</text:span></text:p>
          </draw:text-box>
        </draw:frame>
        <draw:frame draw:style-name="gr5" draw:text-style-name="P6" draw:layer="layout" svg:width="18.288cm" svg:height="8.012cm" svg:x="4.572cm" svg:y="5.704cm">
          <draw:text-box>
            <text:p text:style-name="P5"><text:span text:style-name="T10">React Native does not have HTML, but is “HTML-ish”.</text:span></text:p>
            <text:p text:style-name="P5"><text:span text:style-name="T3"/></text:p>
            <text:p text:style-name="P5"><text:span text:style-name="T3"/></text:p>
            <text:p text:style-name="P5"><text:span text:style-name="T10">React Native does not have CSS, but is “CSS-ish”.</text:span></text:p>
            <text:p text:style-name="P5"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2.138cm" svg:y="0.187cm" presentation:class="title" presentation:user-transformed="true">
          <draw:text-box>
            <text:p>DOM Structure</text:p>
          </draw:text-box>
        </draw:frame>
        <draw:frame draw:style-name="gr6" draw:text-style-name="P8" draw:layer="layout" svg:width="26.924cm" svg:height="5.823cm" svg:x="1.27cm" svg:y="3.821cm">
          <draw:text-box>
            <text:p text:style-name="P7"><text:span text:style-name="T12">There are no HTML elements in React Native (e.g., </text:span><text:span text:style-name="T13">&lt;h1&gt;</text:span><text:span text:style-name="T12">, </text:span><text:span text:style-name="T13">&lt;h2&gt;</text:span><text:span text:style-name="T12">, etc., </text:span><text:span text:style-name="T13">&lt;p&gt;</text:span><text:span text:style-name="T12">, </text:span><text:span text:style-name="T13">&lt;div&gt;</text:span><text:span text:style-name="T12">, </text:span><text:span text:style-name="T13">&lt;span&gt;</text:span><text:span text:style-name="T12">, </text:span><text:span text:style-name="T13">&lt;section&gt;</text:span><text:span text:style-name="T12">, etc.)</text:span></text:p>
            <text:p text:style-name="P7"><text:span text:style-name="T12"/></text:p>
            <text:p text:style-name="P7"><text:span text:style-name="T12">All DOM elements are React Native components and are capitalized.</text:span></text:p>
            <text:p text:style-name="P7"><text:span text:style-name="T12"/></text:p>
            <text:p text:style-name="P7"><text:span text:style-name="T14">The basic structural components are </text:span><text:span text:style-name="T15">&lt;View&gt;</text:span><text:span text:style-name="T16"> (like a </text:span><text:span text:style-name="T17">&lt;div</text:span><text:span text:style-name="T18">&gt;, </text:span><text:span text:style-name="T17">&lt;span&gt;</text:span><text:span text:style-name="T18">, or </text:span><text:span text:style-name="T17">&lt;section&gt;</text:span><text:span text:style-name="T18">) and </text:span><text:span text:style-name="T15">&lt;Text&gt;</text:span><text:span text:style-name="T18"> (like </text:span><text:span text:style-name="T19"><text:s/></text:span><text:span text:style-name="T20">&lt;h1&gt;</text:span><text:span text:style-name="T19">, </text:span><text:span text:style-name="T20">&lt;h2&gt;</text:span><text:span text:style-name="T19">, ..., </text:span><text:span text:style-name="T20">&lt;p&gt;</text:span><text:span text:style-name="T19">, etc.)</text:span></text:p>
          </draw:text-box>
        </draw:frame>
        <draw:frame draw:style-name="gr7" draw:layer="layout" svg:width="15.01cm" svg:height="4.01cm" svg:x="2.516cm" svg:y="10.378cm">
          <draw:text-box>
            <text:p><text:span text:style-name="T3">&lt;View&gt;</text:span></text:p>
            <text:p><text:span text:style-name="T3"><text:s text:c="2"/></text:span><text:span text:style-name="T3">&lt;Text&gt;Hello, world!&lt;/Text&gt;</text:span></text:p>
            <text:p><text:span text:style-name="T3">&lt;/View&gt;</text:span></text:p>
          </draw:text-box>
        </draw:frame>
        <draw:frame draw:style-name="gr8" draw:text-style-name="P9" draw:layer="layout" svg:width="21.884cm" svg:height="4.697cm" svg:x="1.524cm" svg:y="14.732cm">
          <draw:text-box>
            <text:p><text:span text:style-name="T21">&lt;View&gt;</text:span><text:span text:style-name="T22"> cannot accept text </text:span><text:span text:style-name="T23">specific</text:span><text:span text:style-name="T22"> properties (e.g., </text:span><text:span text:style-name="T24">color</text:span><text:span text:style-name="T22">) and vice versa.</text:span></text:p>
            <text:p><text:span text:style-name="T25"/></text:p>
            <text:p><text:span text:style-name="T21">&lt;View&gt;</text:span><text:span text:style-name="T22"> cannot accept text directly.</text:span></text:p>
            <text:p><text:span text:style-name="T25"/></text:p>
            <text:p><text:span text:style-name="T21">&lt;View&gt; </text:span><text:span text:style-name="T22">cannot be a child of </text:span><text:span text:style-name="T26">&lt;</text:span><text:span text:style-name="T21">Text&gt;</text:span><text:span text:style-name="T22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SS in React Native </text:p>
          </draw:text-box>
        </draw:frame>
        <draw:frame draw:style-name="gr9" draw:text-style-name="P1" draw:layer="layout" svg:width="25.4cm" svg:height="15.748cm" svg:x="1.524cm" svg:y="4.064cm">
          <draw:text-box>
            <text:list text:style-name="L7">
              <text:list-item>
                <text:p><text:span text:style-name="T1">React Native interfaces with the native device and allows you to use CSS-like language.</text:span></text:p>
                <text:p/>
              </text:list-item>
              <text:list-item>
                <text:p><text:span text:style-name="T1">Many (but not all) CSS properties are available. </text:span></text:p>
                <text:p/>
              </text:list-item>
              <text:list-item>
                <text:p><text:span text:style-name="T1">CSS properties are in lower camel case (i.e., </text:span><text:span text:style-name="T27">font-size</text:span><text:span text:style-name="T28"> becomes </text:span><text:span text:style-name="T27">fontSize</text:span><text:span text:style-name="T28">)</text:span></text:p>
                <text:p><text:span text:style-name="T29"/></text:p>
              </text:list-item>
              <text:list-item>
                <text:p><text:span text:style-name="T28">Dimensions (like for </text:span><text:span text:style-name="T27">fontSize</text:span><text:span text:style-name="T28">) are always either numbers or strings (as a percent) – no </text:span><text:span text:style-name="T27">px, em, </text:span><text:span text:style-name="T28">etc.</text:span></text:p>
                <text:p><text:span text:style-name="T30"/></text:p>
              </text:list-item>
              <text:list-item>
                <text:p><text:span text:style-name="T28">There is a heavy reliance on React Native’s implementation of Flexbox.</text:span></text:p>
                <text:p><text:span text:style-name="T30"/></text:p>
              </text:list-item>
              <text:list-item>
                <text:p><text:span text:style-name="T28">All CSS properties are JS objects so the values must be a number or string. ( </text:span><text:span text:style-name="T27">fontWeight: ‘bold’</text:span><text:span text:style-name="T28"> not </text:span><text:span text:style-name="T27">fontWeight: bold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SS in RN, cont.</text:p>
          </draw:text-box>
        </draw:frame>
        <draw:frame draw:style-name="gr10" draw:text-style-name="P10" draw:layer="layout" svg:width="23.368cm" svg:height="1.016cm" svg:x="1.778cm" svg:y="3.81cm">
          <draw:text-box>
            <text:p><text:span text:style-name="T4">Inline styles:</text:span></text:p>
          </draw:text-box>
        </draw:frame>
        <draw:frame draw:style-name="gr11" draw:layer="layout" svg:width="25.908cm" svg:height="1.398cm" svg:x="1.016cm" svg:y="5.08cm">
          <draw:text-box>
            <text:p><text:span text:style-name="T31">&lt;Text style={{ fontSize: 32 }}&gt;Howdy!&lt;/Text&gt;</text:span></text:p>
          </draw:text-box>
        </draw:frame>
        <draw:frame draw:style-name="gr10" draw:text-style-name="P10" draw:layer="layout" svg:width="23.368cm" svg:height="1.016cm" svg:x="1.778cm" svg:y="6.858cm">
          <draw:text-box>
            <text:p><text:span text:style-name="T4">StyleSheet:</text:span></text:p>
          </draw:text-box>
        </draw:frame>
        <draw:frame draw:style-name="gr12" draw:layer="layout" svg:width="26.162cm" svg:height="12.471cm" svg:x="0.762cm" svg:y="8.128cm">
          <draw:text-box>
            <text:p><text:span text:style-name="T32">// imports, etc. …</text:span></text:p>
            <text:p><text:span text:style-name="T32">const MyComponent = props =&gt; (</text:span></text:p>
            <text:p><text:span text:style-name="T32"><text:s text:c="2"/></text:span><text:span text:style-name="T32">&lt;Text style={styles.howdyText}&gt;{`Howdy, ${props.name}!`}&lt;/Text&gt;</text:span></text:p>
            <text:p><text:span text:style-name="T32">)</text:span></text:p>
            <text:p><text:span text:style-name="T32">export default MyComponent</text:span></text:p>
            <text:p/>
            <text:p><text:span text:style-name="T32">const styles = StyleSheet.create({</text:span></text:p>
            <text:p><text:span text:style-name="T32"><text:s text:c="2"/></text:span><text:span text:style-name="T32">howdyText: {</text:span></text:p>
            <text:p><text:span text:style-name="T32"><text:s text:c="4"/></text:span><text:span text:style-name="T32">fontSize: 32,</text:span></text:p>
            <text:p><text:span text:style-name="T32"><text:s text:c="2"/></text:span><text:span text:style-name="T32">},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Other Considerations</text:p>
          </draw:text-box>
        </draw:frame>
        <draw:frame draw:style-name="gr13" draw:text-style-name="P1" draw:layer="layout" svg:width="25.908cm" svg:height="13.462cm" svg:x="1.016cm" svg:y="5.08cm">
          <draw:text-box>
            <text:p><text:span text:style-name="T10">Remember that React Native is not operating in a browser:</text:span></text:p>
            <text:p/>
            <text:list text:style-name="L7">
              <text:list-item>
                <text:p text:style-name="P11"><text:span text:style-name="T10">Instead an </text:span><text:span text:style-name="T33">onClick</text:span><text:span text:style-name="T34"> property, you will have </text:span><text:span text:style-name="T33">onPress.</text:span></text:p>
                <text:p text:style-name="P11"><text:span text:style-name="T29"/></text:p>
              </text:list-item>
              <text:list-item>
                <text:p text:style-name="P11"><text:span text:style-name="T34">There is no such thing as </text:span><text:span text:style-name="T33">:hover.</text:span></text:p>
                <text:p text:style-name="P11"><text:span text:style-name="T35"/></text:p>
              </text:list-item>
              <text:list-item>
                <text:p text:style-name="P11"><text:span text:style-name="T34">You have a lot less screen real estate with which to wor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itmap_20_7" draw:display-name="Bitmap 7" xlink:href="Pictures/1000000000000020000000204B249CA79A42C6D7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ed_20__28_var_29__20_4" svg:stroke-color="#000000" draw:fill="solid" draw:fill-color="#eeeeee" draw:fill-gradient-name="Gradient_20_2" draw:fill-hatch-name="Hatching_20_1" draw:fill-image-name="Bitmap_20_7" draw:textarea-horizontal-align="left" draw:auto-grow-height="true" draw:auto-grow-width="false" fo:min-height="12.704cm" fo:min-width="0cm">
        <text:list-style style:name="cod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1.27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Mono CJK JP Regular" fo:font-family="'Noto Sans Mono CJK JP Regular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1:58:40.073549439</meta:creation-date>
    <meta:editing-duration>PT2H19M51S</meta:editing-duration>
    <meta:editing-cycles>13</meta:editing-cycles>
    <meta:generator>LibreOffice/6.0.3.2$Linux_X86_64 LibreOffice_project/00m0$Build-2</meta:generator>
    <dc:title>Lush Green</dc:title>
    <dc:date>2018-08-07T21:52:57.534452541</dc:date>
    <meta:document-statistic meta:object-count="91"/>
  </office:meta>
</office:document-meta>
</file>